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 Mani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D4k</text:p>
          </table:table-cell>
          <table:covered-table-cell table:number-columns-repeated="5" table:style-name="ce18"/>
          <table:table-cell table:style-name="ce5"/>
          <table:table-cell table:style-name="ce5">
            <draw:frame draw:z-index="0" draw:style-name="gr1" draw:text-style-name="P1" svg:width="6.3008in" svg:height="3.1335in" svg:x="2.1539in" svg:y="0.052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office:value-type="string" calcext:value-type="string" table:number-columns-spanned="6" table:number-rows-spanned="1">
            <text:p>Alexander Martinez</text:p>
          </table:table-cell>
          <table:covered-table-cell table:number-columns-repeated="5" table:style-name="ce74"/>
          <table:table-cell table:style-name="ce74" table:content-validation-name="val11" office:value-type="string" calcext:value-type="string">
            <text:p>AM</text:p>
          </table:table-cell>
          <table:table-cell table:style-name="ce74" table:content-validation-name="val13" office:value-type="float" office:value="1001762509" calcext:value-type="float">
            <text:p>1001762509</text:p>
          </table:table-cell>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1" calcext:value-type="float">
            <text:p>21</text:p>
          </table:table-cell>
          <table:table-cell table:style-name="ce19" table:formula="of:=COUNTIF([.G$26:.G$105];&quot;Finished in Sprint 2&quot;)" office:value-type="float" office:value="4" calcext:value-type="float">
            <text:p>4</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21" calcext:value-type="float">
            <text:p>21</text:p>
          </table:table-cell>
          <table:table-cell table:style-name="ce19" table:formula="of:=COUNTIF([.G$26:.G$105];&quot;Finished in Sprint 3&quot;)" office:value-type="float" office:value="0" calcext:value-type="float">
            <text:p>0</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21" calcext:value-type="float">
            <text:p>21</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21" calcext:value-type="float">
            <text:p>21</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21" calcext:value-type="float">
            <text:p>21</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In Work</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52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5" calcext:value-type="float">
            <text:p>15</text:p>
          </table:table-cell>
          <table:table-cell table:style-name="ce37" table:formula="of:=COUNTIF([.E$17:.E$995]; &quot;Completed Day 1&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3" calcext:value-type="float">
            <text:p>13</text:p>
          </table:table-cell>
          <table:table-cell table:style-name="ce37" table:formula="of:=COUNTIF([.E$17:.E$995]; &quot;Completed Day 2&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0" calcext:value-type="float">
            <text:p>10</text:p>
          </table:table-cell>
          <table:table-cell table:style-name="ce37" table:formula="of:=COUNTIF([.E$17:.E$995]; &quot;Completed Day 3&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8" calcext:value-type="float">
            <text:p>8</text:p>
          </table:table-cell>
          <table:table-cell table:style-name="ce37" table:formula="of:=COUNTIF([.E$17:.E$995]; &quot;Completed Day 4&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5" calcext:value-type="float">
            <text:p>5</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52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0" calcext:value-type="float">
            <text:p>1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0" calcext:value-type="float">
            <text:p>1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0" calcext:value-type="float">
            <text:p>1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9" calcext:value-type="float">
            <text:p>9</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6" calcext:value-type="float">
            <text:p>6</text:p>
          </table:table-cell>
          <table:table-cell table:style-name="ce37" table:formula="of:=COUNTIF([.E$17:.E$995]; &quot;Completed Day 4&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text:s/>Write the mainwin.h file </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Make a window GUI with menu bar and window</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Create a File menu and add to the menu bar</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Quit to the File menu</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Create a Insert menu and add to the menu bar</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Tool, Plant, Mulch to the Insert menu</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5">
          <table:table-cell table:style-name="ce80" table:content-validation-name="val14" office:value-type="float" office:value="7" calcext:value-type="float">
            <text:p>7</text:p>
          </table:table-cell>
          <table:table-cell table:style-name="ce84" table:content-validation-name="val20" office:value-type="string" calcext:value-type="string">
            <text:p>TOOLW</text:p>
          </table:table-cell>
          <table:table-cell table:style-name="ce80" table:content-validation-name="val16" office:value-type="string" calcext:value-type="string">
            <text:p>AM</text:p>
          </table:table-cell>
          <table:table-cell table:style-name="ce87" table:content-validation-name="val17" office:value-type="string" calcext:value-type="string">
            <text:p>When user clicks Tool it will ask the user to fill out info in another widget</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8" calcext:value-type="float">
            <text:p>8</text:p>
          </table:table-cell>
          <table:table-cell table:style-name="ce84" table:content-validation-name="val20" office:value-type="string" calcext:value-type="string">
            <text:p>PLANTW</text:p>
          </table:table-cell>
          <table:table-cell table:style-name="ce80" table:content-validation-name="val16" office:value-type="string" calcext:value-type="string">
            <text:p>AM</text:p>
          </table:table-cell>
          <table:table-cell table:style-name="ce87" table:content-validation-name="val17" office:value-type="string" calcext:value-type="string">
            <text:p>When user clicks Plant it will ask the user to fill out info in another widget</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20" office:value-type="string" calcext:value-type="string">
            <text:p>MULCHW</text:p>
          </table:table-cell>
          <table:table-cell table:style-name="ce80" table:content-validation-name="val16" office:value-type="string" calcext:value-type="string">
            <text:p>AM</text:p>
          </table:table-cell>
          <table:table-cell table:style-name="ce87" table:content-validation-name="val17" office:value-type="string" calcext:value-type="string">
            <text:p>When user clicks Mulch it will ask the user to fill out info in another widget</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office:value-type="string" calcext:value-type="string">
            <text:p>LISTW</text:p>
          </table:table-cell>
          <table:table-cell table:style-name="ce80" table:content-validation-name="val16" office:value-type="string" calcext:value-type="string">
            <text:p>AM</text:p>
          </table:table-cell>
          <table:table-cell table:style-name="ce87" table:content-validation-name="val17" office:value-type="string" calcext:value-type="string">
            <text:p>List all products in the main window data area</text:p>
          </table:table-cell>
          <table:table-cell table:style-name="ce88" table:content-validation-name="val21"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52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52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52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52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9">00/00/0000</text:date>, <text:time style:data-style-name="N2" text:time-value="10:46:46.501281311">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0-19T13:40:09.826889787</dc:date>
    <meta:editing-cycles>198</meta:editing-cycles>
    <meta:editing-duration>P5DT3H11M52S</meta:editing-duration>
    <meta:generator>LibreOffice/6.4.4.2$Linux_X86_64 LibreOffice_project/40$Build-2</meta:generator>
    <meta:document-statistic meta:table-count="7" meta:cell-count="1156"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1">
                <text:p>21</text:p>
              </table:table-cell>
            </table:table-row>
            <table:table-row>
              <table:table-cell office:value-type="string">
                <text:p>4</text:p>
              </table:table-cell>
              <table:table-cell office:value-type="float" office:value="3">
                <text:p>3</text:p>
              </table:table-cell>
              <table:table-cell office:value-type="float" office:value="21">
                <text:p>21</text:p>
              </table:table-cell>
            </table:table-row>
            <table:table-row>
              <table:table-cell office:value-type="string">
                <text:p>5</text:p>
              </table:table-cell>
              <table:table-cell office:value-type="float" office:value="4">
                <text:p>4</text:p>
              </table:table-cell>
              <table:table-cell office:value-type="float" office:value="21">
                <text:p>21</text:p>
              </table:table-cell>
            </table:table-row>
            <table:table-row>
              <table:table-cell office:value-type="string">
                <text:p>6</text:p>
              </table:table-cell>
              <table:table-cell office:value-type="float" office:value="5">
                <text:p>5</text:p>
              </table:table-cell>
              <table:table-cell office:value-type="float" office:value="21">
                <text:p>21</text:p>
              </table:table-cell>
            </table:table-row>
            <table:table-row>
              <table:table-cell office:value-type="string">
                <text:p>7</text:p>
              </table:table-cell>
              <table:table-cell office:value-type="float" office:value="6">
                <text:p>6</text:p>
              </table:table-cell>
              <table:table-cell office:value-type="float" office:value="21">
                <text:p>21</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2 Backlog'.B7:'Sprint 02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9">
                <text:p>9</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3 Backlog'.B7:'Sprint 03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